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Switch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Function</text:p>
          </table:table-cell>
          <table:table-cell/>
          <table:table-cell table:style-name="ce3" office:value-type="string" calcext:value-type="string">
            <text:p>Pole 1</text:p>
          </table:table-cell>
          <table:table-cell table:style-name="ce4"/>
          <table:table-cell table:style-name="ce3" office:value-type="string" calcext:value-type="string" table:number-columns-spanned="2" table:number-rows-spanned="1">
            <text:p>Pole 2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Voltage</text:p>
          </table:table-cell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001</text:p>
          </table:table-cell>
          <table:table-cell office:value-type="string" calcext:value-type="string">
            <text:p>OFF-NONE-MOM</text:p>
          </table:table-cell>
          <table:table-cell office:value-type="float" office:value="275.8111" calcext:value-type="float">
            <text:p>275.8111</text:p>
          </table:table-cell>
          <table:table-cell office:value-type="string" calcext:value-type="string">
            <text:p>Alar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02</text:p>
          </table:table-cell>
          <table:table-cell office:value-type="string" calcext:value-type="string">
            <text:p>ON-NONE-ON</text:p>
          </table:table-cell>
          <table:table-cell office:value-type="float" office:value="275.8111" calcext:value-type="float">
            <text:p>275.8111</text:p>
          </table:table-cell>
          <table:table-cell office:value-type="string" calcext:value-type="string">
            <text:p>NMEA Bus 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C On</text:p>
          </table:table-cell>
          <table:table-cell/>
          <table:table-cell office:value-type="string" calcext:value-type="string">
            <text:p>RC On</text:p>
          </table:table-cell>
        </table:table-row>
        <table:table-row table:style-name="ro1">
          <table:table-cell office:value-type="string" calcext:value-type="string">
            <text:p>SW003</text:p>
          </table:table-cell>
          <table:table-cell office:value-type="string" calcext:value-type="string">
            <text:p>ON-NONE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NMEA Bus 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C On</text:p>
          </table:table-cell>
          <table:table-cell/>
          <table:table-cell office:value-type="string" calcext:value-type="string">
            <text:p>RC On</text:p>
          </table:table-cell>
        </table:table-row>
        <table:table-row table:style-name="ro1">
          <table:table-cell office:value-type="string" calcext:value-type="string">
            <text:p>SW004</text:p>
          </table:table-cell>
          <table:table-cell office:value-type="string" calcext:value-type="string">
            <text:p>ON-NONE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Instrument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W005</text:p>
          </table:table-cell>
          <table:table-cell office:value-type="string" calcext:value-type="string">
            <text:p>ON-NONE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V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adio ON</text:p>
          </table:table-cell>
          <table:table-cell/>
          <table:table-cell office:value-type="string" calcext:value-type="string">
            <text:p>AIS On</text:p>
          </table:table-cell>
        </table:table-row>
        <table:table-row table:style-name="ro1">
          <table:table-cell office:value-type="string" calcext:value-type="string">
            <text:p>SW006</text:p>
          </table:table-cell>
          <table:table-cell office:value-type="string" calcext:value-type="string">
            <text:p>ON-OFF-(ON)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Bilge 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07</text:p>
          </table:table-cell>
          <table:table-cell office:value-type="string" calcext:value-type="string">
            <text:p>ON-OFF-(ON)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Bilge 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08</text:p>
          </table:table-cell>
          <table:table-cell office:value-type="string" calcext:value-type="string">
            <text:p>ON-NONE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Hydrophore</text:p>
          </table:table-cell>
          <table:table-cell office:value-type="string" calcext:value-type="string">
            <text:p>NME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09</text:p>
          </table:table-cell>
          <table:table-cell office:value-type="string" calcext:value-type="string">
            <text:p>ON-OFF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NME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10</text:p>
          </table:table-cell>
          <table:table-cell office:value-type="string" calcext:value-type="string">
            <text:p>ON-OFF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Deck Wash</text:p>
          </table:table-cell>
          <table:table-cell office:value-type="string" calcext:value-type="string">
            <text:p>NMEA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011</text:p>
          </table:table-cell>
          <table:table-cell office:value-type="string" calcext:value-type="string">
            <text:p>ON-NONE-ON</text:p>
          </table:table-cell>
          <table:table-cell office:value-type="float" office:value="275.8211" calcext:value-type="float">
            <text:p>275.8211</text:p>
          </table:table-cell>
          <table:table-cell office:value-type="string" calcext:value-type="string">
            <text:p>Panel ill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012</text:p>
          </table:table-cell>
          <table:table-cell office:value-type="string" calcext:value-type="string">
            <text:p>(ON)-OFF-(ON)</text:p>
          </table:table-cell>
          <table:table-cell office:value-type="float" office:value="275.8211" calcext:value-type="float">
            <text:p>275.82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211" calcext:value-type="float">
            <text:p>275.82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211" calcext:value-type="float">
            <text:p>275.82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411" calcext:value-type="float">
            <text:p>275.84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411" calcext:value-type="float">
            <text:p>275.84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411" calcext:value-type="float">
            <text:p>275.84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411" calcext:value-type="float">
            <text:p>275.84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511" calcext:value-type="float">
            <text:p>275.85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511" calcext:value-type="float">
            <text:p>275.85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.8611" calcext:value-type="float">
            <text:p>275.8611</text:p>
          </table:table-cell>
          <table:table-cell table:number-columns-repeated="6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C4:Sheet1.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6:33:03.909126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eeve</meta:initial-creator>
    <meta:creation-date>2016-02-29T14:42:05.223041913</meta:creation-date>
    <dc:date>2016-03-01T17:08:28.929529532</dc:date>
    <dc:creator>Paul Reeve</dc:creator>
    <meta:editing-duration>PT25M38S</meta:editing-duration>
    <meta:editing-cycles>3</meta:editing-cycles>
    <meta:generator>LibreOffice/5.0.5.2$Linux_X86_64 LibreOffice_project/00m0$Build-2</meta:generator>
    <meta:document-statistic meta:table-count="1" meta:cell-count="95" meta:object-count="0"/>
  </office:meta>
</office:document-meta>
</file>